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c72f23" officeooo:paragraph-rsid="0012e23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e0448a" officeooo:paragraph-rsid="00e0448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e81656" officeooo:paragraph-rsid="00e81656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e8b9f0" officeooo:paragraph-rsid="00e8b9f0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ec785c" officeooo:paragraph-rsid="00ec785c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e022a3"/>
    </style:style>
    <style:style style:name="T3" style:family="text">
      <style:text-properties style:text-underline-style="solid" style:text-underline-width="auto" style:text-underline-color="font-color" officeooo:rsid="00e81656"/>
    </style:style>
    <style:style style:name="T4" style:family="text">
      <style:text-properties officeooo:rsid="00e14127"/>
    </style:style>
    <style:style style:name="T5" style:family="text">
      <style:text-properties officeooo:rsid="00e189ea"/>
    </style:style>
    <style:style style:name="T6" style:family="text">
      <style:text-properties officeooo:rsid="00e52bc2"/>
    </style:style>
    <style:style style:name="T7" style:family="text">
      <style:text-properties officeooo:rsid="00e76596"/>
    </style:style>
    <style:style style:name="T8" style:family="text">
      <style:text-properties officeooo:rsid="00e7bc47"/>
    </style:style>
    <style:style style:name="T9" style:family="text">
      <style:text-properties officeooo:rsid="00e97d72"/>
    </style:style>
    <style:style style:name="T10" style:family="text">
      <style:text-properties officeooo:rsid="00eb6d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LAN</text:p>
      <text:p text:style-name="P1"/>
      <text:p text:style-name="P1"/>
      <text:p text:style-name="P1"><text:span text:style-name="T2">Jeudi 01</text:span><text:span text:style-name="T1"> </text:span><text:span text:style-name="T3">juin</text:span><text:span text:style-name="T1"> :</text:span> </text:p>
      <text:p text:style-name="P3"/>
      <text:p text:style-name="P4">9h26-<text:span text:style-name="T4">12h2</text:span><text:span text:style-name="T5">4 : </text:span><text:span text:style-name="T6">Essai changement d’hébergeur pour le backend de Scalingo vers Firebase → échec</text:span></text:p>
      <text:p text:style-name="P4"/>
      <text:p text:style-name="P5">13h29-<text:span text:style-name="T7">17h31 : </text:span><text:span text:style-name="T8">Essai back4app avec base de donnée externe Oracle, presque fonctionnel, il faut autoriser l’authentification du serveur back4app auprès de la base de donnée.</text:span></text:p>
      <text:p text:style-name="P5"/>
      <text:p text:style-name="P6">Vendredi 02 juin</text:p>
      <text:p text:style-name="P6"/>
      <text:p text:style-name="P7">9h10-<text:span text:style-name="T9">12h15 : </text:span><text:span text:style-name="T10">Déploiement sur l’hébergeur adaptative avec base de donnée Oracle fonctionnelle et changement total de style en cours</text:span></text:p>
      <text:p text:style-name="P7"/>
      <text:p text:style-name="P8">13h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6-02T13:23:22.926506173</dc:date>
    <meta:editing-duration>P1DT4H56M39S</meta:editing-duration>
    <meta:editing-cycles>16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67" meta:character-count="434" meta:non-whitespace-character-count="373"/>
  </office:meta>
</office:document-meta>
</file>